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ma" fo:font-size="16pt" fo:font-weight="bold" officeooo:rsid="00085790" officeooo:paragraph-rsid="00085790" style:font-size-asian="16pt" style:font-weight-asian="bold" style:font-size-complex="16pt" style:font-weight-complex="bold"/>
    </style:style>
    <style:style style:name="P2" style:family="paragraph" style:parent-style-name="Standard">
      <style:text-properties style:font-name="Liberation Serif" fo:font-size="11pt" fo:font-style="italic" fo:font-weight="bold" officeooo:rsid="00085790" officeooo:paragraph-rsid="00085790" style:font-size-asian="9.60000038146973pt" style:font-style-asian="italic" style:font-weight-asian="bold" style:font-size-complex="11pt" style:font-style-complex="italic" style:font-weight-complex="bold"/>
    </style:style>
    <style:style style:name="P3" style:family="paragraph" style:parent-style-name="Standard">
      <style:text-properties style:font-name="Liberation Serif" fo:font-size="12pt" fo:font-style="normal" fo:font-weight="bold" officeooo:rsid="0009f01a" officeooo:paragraph-rsid="00111457" style:font-size-asian="12pt" style:font-style-asian="normal" style:font-weight-asian="bold" style:font-size-complex="12pt" style:font-style-complex="normal" style:font-weight-complex="bold"/>
    </style:style>
    <style:style style:name="P4" style:family="paragraph" style:parent-style-name="Standard">
      <style:text-properties style:font-name="Liberation Serif" fo:font-size="12pt" fo:font-style="normal" fo:font-weight="bold" officeooo:rsid="002fa2a3" officeooo:paragraph-rsid="002fa2a3" style:font-size-asian="12pt" style:font-style-asian="normal" style:font-weight-asian="bold" style:font-size-complex="12pt" style:font-style-complex="normal" style:font-weight-complex="bold"/>
    </style:style>
    <style:style style:name="P5" style:family="paragraph" style:parent-style-name="Standard">
      <style:text-properties style:font-name="Liberation Serif" fo:font-size="12pt" fo:font-style="normal" fo:font-weight="normal" officeooo:rsid="0009f01a" officeooo:paragraph-rsid="0009f01a"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fo:font-weight="normal" officeooo:rsid="0013afa5" officeooo:paragraph-rsid="0013afa5"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fo:font-weight="normal" officeooo:rsid="000ab479" officeooo:paragraph-rsid="0009f01a" style:font-size-asian="12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italic" fo:font-weight="normal" officeooo:rsid="00085790" officeooo:paragraph-rsid="00085790" style:font-size-asian="12pt" style:font-style-asian="italic" style:font-weight-asian="normal" style:font-size-complex="12pt" style:font-style-complex="italic"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ubtitle">
      <style:text-properties style:font-name="Loma" fo:font-size="16pt" fo:language="zxx" fo:country="none" fo:font-weight="bold" officeooo:rsid="001f2c7f" officeooo:paragraph-rsid="0034d26a" style:font-size-asian="16pt" style:language-asian="zxx" style:country-asian="none" style:font-weight-asian="bold" style:font-size-complex="16pt" style:language-complex="zxx" style:country-complex="none" style:font-weight-complex="bold"/>
    </style:style>
    <style:style style:name="P11" style:family="paragraph" style:parent-style-name="Subtitle">
      <style:text-properties fo:language="zxx" fo:country="none" officeooo:rsid="001f2c7f" officeooo:paragraph-rsid="0034d26a" style:language-asian="zxx" style:country-asian="none" style:language-complex="zxx" style:country-complex="none"/>
    </style:style>
    <style:style style:name="P12" style:family="paragraph" style:parent-style-name="Title">
      <style:text-properties fo:language="zxx" fo:country="none" officeooo:rsid="0034d26a" officeooo:paragraph-rsid="0034d26a" style:language-asian="zxx" style:country-asian="none" style:language-complex="zxx" style:country-complex="none"/>
    </style:style>
    <style:style style:name="P13" style:family="paragraph" style:parent-style-name="Standard" style:list-style-name="L1">
      <style:text-properties fo:font-weight="normal" officeooo:rsid="003e8f14" officeooo:paragraph-rsid="003e8f14" style:font-weight-asian="normal" style:font-weight-complex="normal"/>
    </style:style>
    <style:style style:name="P14" style:family="paragraph" style:parent-style-name="Standard" style:list-style-name="L2">
      <style:text-properties fo:font-weight="normal" officeooo:paragraph-rsid="003e8f14" style:font-weight-asian="normal" style:font-weight-complex="normal"/>
    </style:style>
    <style:style style:name="P15" style:family="paragraph" style:parent-style-name="Standard">
      <style:text-properties fo:font-size="12pt" fo:font-weight="bold" officeooo:rsid="003ad77d" officeooo:paragraph-rsid="001e797c" style:font-size-asian="12pt" style:font-weight-asian="bold" style:font-size-complex="12pt" style:font-weight-complex="bold"/>
    </style:style>
    <style:style style:name="P16" style:family="paragraph" style:parent-style-name="Standard">
      <style:text-properties style:font-name="Liberation Serif" fo:font-size="12pt" officeooo:rsid="002924bc" officeooo:paragraph-rsid="002924bc" style:font-size-asian="12pt" style:font-size-complex="12pt"/>
    </style:style>
    <style:style style:name="P17" style:family="paragraph" style:parent-style-name="Standard">
      <style:text-properties style:font-name="Liberation Serif" fo:font-size="12pt" fo:font-style="normal" fo:font-weight="bold" officeooo:rsid="00427469" officeooo:paragraph-rsid="00427469" style:font-size-asian="12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fo:font-weight="normal" officeooo:rsid="001fd359" officeooo:paragraph-rsid="001e797c"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normal" officeooo:rsid="0009f01a" officeooo:paragraph-rsid="0009f01a" style:font-size-asian="12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1pt" fo:font-style="italic" fo:font-weight="bold" officeooo:rsid="00085790" officeooo:paragraph-rsid="00085790" style:font-size-asian="9.60000038146973pt" style:font-style-asian="italic" style:font-weight-asian="bold" style:font-size-complex="11pt" style:font-style-complex="italic" style:font-weight-complex="bold"/>
    </style:style>
    <style:style style:name="P21" style:family="paragraph" style:parent-style-name="Standard">
      <style:text-properties style:font-name="Liberation Serif" fo:font-size="11pt" fo:font-style="normal" fo:font-weight="normal" officeooo:rsid="004155b4" officeooo:paragraph-rsid="004155b4" style:font-size-asian="9.60000038146973pt" style:font-style-asian="normal" style:font-weight-asian="normal" style:font-size-complex="11pt" style:font-style-complex="normal" style:font-weight-complex="normal"/>
    </style:style>
    <style:style style:name="P22" style:family="paragraph" style:parent-style-name="Standard">
      <style:text-properties officeooo:paragraph-rsid="00111457"/>
    </style:style>
    <style:style style:name="P23" style:family="paragraph" style:parent-style-name="Standard">
      <style:text-properties officeooo:paragraph-rsid="003e8f14"/>
    </style:style>
    <style:style style:name="T1" style:family="text">
      <style:text-properties fo:font-style="normal" fo:font-weight="normal" officeooo:rsid="0037cc75" style:font-style-asian="normal" style:font-weight-asian="normal" style:font-style-complex="normal" style:font-weight-complex="normal"/>
    </style:style>
    <style:style style:name="T2" style:family="text">
      <style:text-properties fo:font-style="normal" fo:font-weight="normal" officeooo:rsid="003e8f14" style:font-style-asian="normal" style:font-weight-asian="normal" style:font-style-complex="normal" style:font-weight-complex="normal"/>
    </style:style>
    <style:style style:name="T3" style:family="text">
      <style:text-properties fo:font-style="normal" fo:font-weight="normal" officeooo:rsid="003fd95b"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1e797c" style:font-weight-asian="bold" style:font-weight-complex="bold"/>
    </style:style>
    <style:style style:name="T7" style:family="text">
      <style:text-properties officeooo:rsid="0034d26a"/>
    </style:style>
    <style:style style:name="T8" style:family="text">
      <style:text-properties fo:font-weight="normal" style:font-weight-asian="normal" style:font-weight-complex="normal"/>
    </style:style>
    <style:style style:name="T9" style:family="text">
      <style:text-properties officeooo:rsid="003e8f14"/>
    </style:style>
    <style:style style:name="T10" style:family="text">
      <style:text-properties style:font-name="Liberation Serif" fo:font-size="12pt" fo:font-style="normal" fo:font-weight="bold" officeooo:rsid="002924bc" style:font-size-asian="12pt" style:font-style-asian="normal" style:font-weight-asian="bold" style:font-size-complex="12pt" style:font-style-complex="normal" style:font-weight-complex="bold"/>
    </style:style>
    <style:style style:name="T11" style:family="text">
      <style:text-properties style:font-name="Liberation Serif" fo:font-size="12pt" fo:font-style="normal" fo:font-weight="bold" officeooo:rsid="0009f01a" style:font-size-asian="12pt" style:font-style-asian="normal" style:font-weight-asian="bold" style:font-size-complex="12pt" style:font-style-complex="normal" style:font-weight-complex="bold"/>
    </style:style>
    <style:style style:name="T12" style:family="text">
      <style:text-properties style:font-name="Liberation Serif" fo:font-size="12pt" fo:font-style="normal" style:font-size-asian="12pt" style:font-style-asian="normal" style:font-size-complex="12pt" style:font-style-complex="normal"/>
    </style:style>
    <style:style style:name="T13" style:family="text">
      <style:text-properties style:font-name="Liberation Serif" fo:font-size="12pt" fo:font-style="normal" officeooo:rsid="003e8f14" style:font-size-asian="12pt" style:font-style-asian="normal" style:font-size-complex="12pt" style:font-style-complex="normal"/>
    </style:style>
    <style:style style:name="T14" style:family="text">
      <style:text-properties officeooo:rsid="004155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itbreidingen</text:p>
      <text:p text:style-name="P11">Milestone <text:span text:style-name="T7">2</text:span><text:line-break/>Vakoverschrijdend Project</text:p>
      <text:p text:style-name="P10">Groep 5 (2015-2016)</text:p>
      <text:p text:style-name="P1"/>
      <text:h text:style-name="Heading_20_1" text:outline-level="1">1. <text:span text:style-name="T9">Bij begin van timeinterval een update sturen</text:span></text:h>
      <text:p text:style-name="P2"/>
      <text:p text:style-name="P21">Bij het begin van een timeinterval is het waarschijnlijk relevant voor gebruikers om te weten welke events er al actief zijn op hun route. Op dit moment krijgt een gebruiker enkel notificaties als er nieuwe/aangepaste events zijn tijdens het interval. Deze uitbreiding stelt voor dat we aan het begin van een timeinterval de gebruiker laten weten over alle actieve events op zijn route.</text:p>
      <text:p text:style-name="P2"/>
      <text:p text:style-name="P23"><text:span text:style-name="T10">Ni</text:span><text:span text:style-name="T11">euwe klassen: <text:s/></text:span></text:p>
      <text:list xml:id="list5435403257026873035" text:style-name="L2">
        <text:list-item>
          <text:p text:style-name="P14"><text:span text:style-name="T13">TimeIntervalNotifier: Deze klasse moet een methode hebben die de travels opvragen aan de database die sinds zijn laatste run actief zijn geworden. Voor elke travel moet gecheckt worden of er relevante events zijn. Deze events moeten dan doorgegeven worden aan Akka.</text:span></text:p>
        </text:list-item>
      </text:list>
      <text:p text:style-name="P4"/>
      <text:p text:style-name="P22"><text:span text:style-name="T10">N</text:span><text:span text:style-name="T11">ieuwe methodes: </text:span></text:p>
      <text:list xml:id="list3678431448422429233" text:style-name="L1">
        <text:list-item>
          <text:p text:style-name="P13"><text:span text:style-name="T12">Bij de klasse EventMatchingAlgorithm zal er een methode toegevoegd moeten worden waar er de travels gespecifieerd worden die gecheckt moeten worden.</text:span></text:p>
        </text:list-item>
        <text:list-item>
          <text:p text:style-name="P13"><text:span text:style-name="T12">Bij de TravelDAO zal er een methode toegevoegd moeten worden zodat er in de database al kan gefilterd worden op tijd.</text:span></text:p>
        </text:list-item>
      </text:list>
      <text:p text:style-name="P3"/>
      <text:p text:style-name="P16"><text:span text:style-name="T4">Aanpassingen:</text:span><text:span text:style-name="T1"> </text:span><text:span text:style-name="T2">De klasse TimeIntervalNotifier moet als Bean toegevoegd worden aan de applicationContext.xml. In de applicationContext zal er ook gedefinieerd moeten worden dat de relevante methode om </text:span><text:span text:style-name="T3">een bepaald interval (bvb. 5 minuten)</text:span><text:span text:style-name="T2"> wordt opgeroepen.</text:span></text:p>
      <text:p text:style-name="P8"/>
      <text:h text:style-name="Heading_20_1" text:outline-level="1">2. <text:span text:style-name="T14">Registreren via QR code in de app:</text:span></text:h>
      <text:p text:style-name="P5"/>
      <text:p text:style-name="P7">Op dit moment <text:span text:style-name="T14">kan een gebruiker enkel inloggen in de app als hij geregistreerd is via email + wachtwoord. Omdat het lastig is om voor elke registratie manier ook in de app een andere inlog manier te voorzien stellen we voor om op de website (eenmalig) een QR code te genereren die de app dan kan gebruiken om automatisch te registreren bij de backend.</text:span></text:p>
      <text:p text:style-name="P5"/>
      <text:p text:style-name="P5"><text:span text:style-name="T6">N</text:span><text:span text:style-name="T5">ieuwe klassen:</text:span> /</text:p>
      <text:p text:style-name="P6"/>
      <text:p text:style-name="P5"><text:span text:style-name="T6">N</text:span><text:span text:style-name="T5">ieuwe methodes: </text:span>/</text:p>
      <text:p text:style-name="P5"/>
      <text:p text:style-name="P5"><text:span text:style-name="T6">A</text:span><text:span text:style-name="T5">anpassingen</text:span>: <text:span text:style-name="T14">Enkel in de app en in de frontend moeten hiervoor aanpassingen gebeuren. De frontend heeft een refresh token dat ook voor de app bruikbaar is. De frontend zou deze refresh_token dan samen met de UUID van de gebruiker moeten renderen naar een QR code. </text:span><text:soft-page-break/><text:span text:style-name="T14">Hiervoor bestaan libraries. De app moet deze QR code dan scannen en de data extraheren. Deze stap kan makkelijk in de plaats van de huidige inlogstap geplaatst worden.</text:span></text:p>
      <text:p text:style-name="P5"/>
      <text:p text:style-name="P17">Opmerkingen:<text:span text:style-name="T8"> Als de gebruiker om de een of andere reden geen camera permissions wil geven aan de app, kan de huidige inlogmanier nog steeds gebruikt worden. De gebruiker mag dan wel niet geregistreerd zijn via Facebook of Google+.</text:span></text:p>
      <text:p text:style-name="P18"/>
      <text:p text:style-name="P15"><text:span text:style-name="T8"/></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8pt" fo:font-style="normal" fo:font-weight="bold" officeooo:rsid="00085790" style:font-size-asian="18pt" style:font-style-asian="normal" style:font-weight-asian="bold" style:font-size-complex="18pt" style:font-style-complex="normal"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58:41.816207474</meta:creation-date>
    <dc:date>2016-05-15T20:57:40.354525073</dc:date>
    <meta:editing-duration>PT1H53M50S</meta:editing-duration>
    <meta:editing-cycles>56</meta:editing-cycles>
    <meta:generator>LibreOffice/5.1.3.2$Linux_X86_64 LibreOffice_project/10m0$Build-2</meta:generator>
    <meta:document-statistic meta:table-count="0" meta:image-count="0" meta:object-count="0" meta:page-count="2" meta:paragraph-count="17" meta:word-count="392" meta:character-count="2408" meta:non-whitespace-character-count="2033"/>
  </office:meta>
</office:document-meta>
</file>